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4.5362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spod_module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C1,C2,C18,C19,C2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3,C4,C5,C6,C22,C23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7,C8,C24,C2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9,C10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1,C12,C13,C14,C15,C16,C1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P_Elec_4x5.3,Capacitor_SMD:C_0603_1608Metr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20,C21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S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1,FB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1,J2,J3,J4,J6,J7,J8,J9,J11,J13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_Audio:Jack_3.5mm_QingPu_WQP-PJ398SM_Vertical_CircularHol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EMEB:con16_2X8_S4_T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EMEB:1.9_IPS_L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JST SH-4 (Qwiic)</text:p>
          </table:table-cell>
          <table:table-cell office:value-type="string" calcext:value-type="string">
            <text:p>EMEB:JST_SH_SM04B-SRSS-TB_04x1.00mm_Ang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0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,R4,R6,R7,R20,R21,R24,R2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3,R5,R25,R27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0,R11,R28,R2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12,R13,R18,R1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14,R15,R30,R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16,R17,R22,R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R217,R218,R220,RV1,RV2,RV3,RV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MEB:Potentiometer_TT_P0915N,Resistor_SMD:R_0603_1608Metr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219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encoder_en11</text:p>
          </table:table-cell>
          <table:table-cell office:value-type="string" calcext:value-type="string">
            <text:p>EMEB:ENC_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Package_SO:SOIC-14_3.9x8.7mm_P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R-78E5.0-1.0</text:p>
          </table:table-cell>
          <table:table-cell office:value-type="string" calcext:value-type="string">
            <text:p>Converter_DCDC:Converter_DCDC_RECOM_R-78E-0.5_T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AHCT1G125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Package_SO:SOIC-14_3.9x8.7mm_P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MEB:dspo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7T14:28:42.135940650</dc:date>
    <meta:editing-duration>PT8M10S</meta:editing-duration>
    <meta:editing-cycles>1</meta:editing-cycles>
    <meta:generator>LibreOffice/25.2.5.2$Linux_X86_64 LibreOffice_project/520$Build-2</meta:generator>
    <meta:print-date>2025-08-27T14:30:33.268339213</meta:print-date>
    <meta:document-statistic meta:table-count="1" meta:cell-count="132" meta:object-count="0"/>
  </office:meta>
</office:document-meta>
</file>